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4-12-31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4-01-0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3-01-0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2-01-0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1-01-04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20-01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9-01-02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8-01-04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7-01-03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6-01-06 17:57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5-01-06 15:20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4-01-06 23:15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3-01-07 21:5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57100291102</text:p>
          </table:table-cell>
          <table:table-cell office:value-type="string" calcext:value-type="string">
            <text:p>2012-01-03 23:2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